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191cm" style:rel-column-width="675*"/>
    </style:style>
    <style:style style:name="Table1.B" style:family="table-column">
      <style:table-column-properties style:column-width="7.11cm" style:rel-column-width="4031*"/>
    </style:style>
    <style:style style:name="Table1.C" style:family="table-column">
      <style:table-column-properties style:column-width="1.787cm" style:rel-column-width="1013*"/>
    </style:style>
    <style:style style:name="Table1.D" style:family="table-column">
      <style:table-column-properties style:column-width="3.512cm" style:rel-column-width="1991*"/>
    </style:style>
    <style:style style:name="Table1.E" style:family="table-column">
      <style:table-column-properties style:column-width="3.401cm" style:rel-column-width="192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8.698cm"/>
        </style:tab-stops>
      </style:paragraph-properties>
      <style:text-properties fo:font-size="14pt" fo:font-weight="bold" officeooo:rsid="0005d184" officeooo:paragraph-rsid="0005d184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/>
      <style:text-properties fo:font-size="13pt" style:font-size-asian="13pt" style:font-size-complex="13pt"/>
    </style:style>
    <style:style style:name="P3" style:family="paragraph" style:parent-style-name="Standard">
      <style:paragraph-properties fo:line-height="150%"/>
      <style:text-properties fo:font-size="13pt" officeooo:paragraph-rsid="0005d184" style:font-size-asian="13pt" style:font-size-complex="13pt"/>
    </style:style>
    <style:style style:name="P4" style:family="paragraph" style:parent-style-name="Standard">
      <style:paragraph-properties fo:line-height="150%"/>
      <style:text-properties fo:font-size="13pt" officeooo:rsid="0005d184" officeooo:paragraph-rsid="0005d184" style:font-size-asian="13pt" style:font-size-complex="13pt"/>
    </style:style>
    <style:style style:name="P5" style:family="paragraph" style:parent-style-name="Standard">
      <style:paragraph-properties fo:text-align="end" style:justify-single-word="false"/>
      <style:text-properties fo:font-size="13pt" officeooo:rsid="000678b6" officeooo:paragraph-rsid="000678b6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fo:font-size="13pt" officeooo:rsid="000678b6" officeooo:paragraph-rsid="000678b6" style:font-size-asian="13pt" style:font-size-complex="13pt"/>
    </style:style>
    <style:style style:name="P7" style:family="paragraph" style:parent-style-name="Standard">
      <style:paragraph-properties fo:line-height="150%"/>
      <style:text-properties fo:font-size="13pt" officeooo:rsid="000678b6" officeooo:paragraph-rsid="000678b6" style:font-size-asian="13pt" style:font-size-complex="13pt"/>
    </style:style>
    <style:style style:name="P8" style:family="paragraph" style:parent-style-name="Standard">
      <style:paragraph-properties fo:line-height="100%"/>
      <style:text-properties fo:font-size="13pt" style:text-underline-style="solid" style:text-underline-width="auto" style:text-underline-color="font-color" officeooo:rsid="000678b6" officeooo:paragraph-rsid="000678b6" style:font-size-asian="13pt" style:font-size-complex="13pt"/>
    </style:style>
    <style:style style:name="P9" style:family="paragraph" style:parent-style-name="Standard">
      <style:paragraph-properties fo:line-height="100%"/>
      <style:text-properties fo:font-size="13pt" fo:font-style="italic" style:text-underline-style="none" officeooo:rsid="000678b6" officeooo:paragraph-rsid="000678b6" style:font-size-asian="13pt" style:font-style-asian="italic" style:font-size-complex="13pt" style:font-style-complex="italic"/>
    </style:style>
    <style:style style:name="P10" style:family="paragraph" style:parent-style-name="Standard">
      <style:paragraph-properties>
        <style:tab-stops>
          <style:tab-stop style:position="8.698cm"/>
        </style:tab-stops>
      </style:paragraph-properties>
      <style:text-properties fo:font-size="12pt" fo:font-weight="bold" officeooo:rsid="0005d184" officeooo:paragraph-rsid="0005d184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3pt" officeooo:rsid="000678b6" officeooo:paragraph-rsid="000678b6" style:font-size-asian="13pt" style:font-size-complex="13pt"/>
    </style:style>
    <style:style style:name="P1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3pt" style:font-size-asian="13pt" style:font-size-complex="13pt"/>
    </style:style>
    <style:style style:name="T1" style:family="text">
      <style:text-properties officeooo:rsid="0005d184"/>
    </style:style>
  </office:automatic-styles>
  <office:body>
    <office:text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">LAMPIRAN 1 – Penawaran Pengadaan Notebook</text:p>
      <text:p text:style-name="Horizontal_20_Line"/>
      <text:p text:style-name="P10"/>
      <text:p text:style-name="P2">No<text:tab/>: <text:span text:style-name="T1">010/KS/X/2014</text:span></text:p>
      <text:p text:style-name="P4">Hal<text:tab/>: Penawaran Pengadaan Notebook</text:p>
      <text:p text:style-name="P4">Lampiran<text:tab/>: -</text:p>
      <text:p text:style-name="P4"/>
      <text:p text:style-name="P4"/>
      <text:p text:style-name="P4">Kepada Yth.</text:p>
      <text:p text:style-name="P4">Bpk Ir. Budi Supaediman</text:p>
      <text:p text:style-name="P4">Direktur PT. Damai Sentosa</text:p>
      <text:p text:style-name="P4">Jl. Sentosa Raya No. 100</text:p>
      <text:p text:style-name="P4">Depok</text:p>
      <text:p text:style-name="P4"/>
      <text:p text:style-name="P4">Dengan hormat,</text:p>
      <text:p text:style-name="P4"/>
      <text:p text:style-name="P4">Melalui surat ini kami bermaksud menawarkan pengadaan notebook di perusahaan yang bapak pimpin.</text:p>
      <text:p text:style-name="P3"><text:span text:style-name="T1">Adapun penawaran yang kami ajukan adalah sbb:</text:span>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1">No.</text:p>
          </table:table-cell>
          <table:table-cell table:style-name="Table1.A1" office:value-type="string">
            <text:p text:style-name="P11">Items</text:p>
          </table:table-cell>
          <table:table-cell table:style-name="Table1.A1" office:value-type="string">
            <text:p text:style-name="P11">Jumlah</text:p>
          </table:table-cell>
          <table:table-cell table:style-name="Table1.A1" office:value-type="string">
            <text:p text:style-name="P11">Harga Satuan</text:p>
          </table:table-cell>
          <table:table-cell table:style-name="Table1.E1" office:value-type="string">
            <text:p text:style-name="P11">Harga Total</text:p>
          </table:table-cell>
        </table:table-row>
        <table:table-row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ACER Aspire V5-471p</text:p>
          </table:table-cell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11">Rp7,100,000</text:p>
          </table:table-cell>
          <table:table-cell table:style-name="Table1.E2" office:value-type="string">
            <text:p text:style-name="P11">Rp35,000,000</text:p>
          </table:table-cell>
        </table:table-row>
        <table:table-row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1">ASUS A45ILB-WX076D</text:p>
          </table:table-cell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11">Rp6,200,00</text:p>
          </table:table-cell>
          <table:table-cell table:style-name="Table1.E2" office:value-type="string">
            <text:p text:style-name="P11">Rp31,000,000</text:p>
          </table:table-cell>
        </table:table-row>
        <table:table-row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11">LENOVO ThinkPad Edge E440-Q00</text:p>
          </table:table-cell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11">Rp7,400,000</text:p>
          </table:table-cell>
          <table:table-cell table:style-name="Table1.E2" office:value-type="string">
            <text:p text:style-name="P11">Rp103,500,000</text:p>
          </table:table-cell>
        </table:table-row>
        <table:table-row>
          <table:table-cell table:style-name="Table1.A2" table:number-columns-spanned="3" office:value-type="string">
            <text:p text:style-name="P12"/>
          </table:table-cell>
          <table:covered-table-cell/>
          <table:covered-table-cell/>
          <table:table-cell table:style-name="Table1.A2" office:value-type="string">
            <text:p text:style-name="P5">Total</text:p>
          </table:table-cell>
          <table:table-cell table:style-name="Table1.E2" office:value-type="string">
            <text:p text:style-name="P6">Rp103,500,000</text:p>
          </table:table-cell>
        </table:table-row>
      </table:table>
      <text:p text:style-name="P4"/>
      <text:p text:style-name="P7">Demikian surat penawaran ini kami sampaikan, atas perhatian dan kerjasama bapak kami ucapkan </text:p>
      <text:p text:style-name="P7">terima kasih.</text:p>
      <text:p text:style-name="P7"/>
      <text:p text:style-name="P7">Depok, 10 Oktober 2014</text:p>
      <text:p text:style-name="P7">PT. Keluarga Sejahtera</text:p>
      <text:p text:style-name="P7"/>
      <text:p text:style-name="P7"/>
      <text:p text:style-name="P7"/>
      <text:p text:style-name="P8">Dedi Kusnandar</text:p>
      <text:p text:style-name="P9">Direkt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.54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8:47:35.010299039</meta:creation-date>
    <dc:date>2018-10-12T09:17:55.964018957</dc:date>
    <meta:editing-duration>PT5M20S</meta:editing-duration>
    <meta:editing-cycles>1</meta:editing-cycles>
    <meta:document-statistic meta:table-count="1" meta:image-count="0" meta:object-count="0" meta:page-count="1" meta:paragraph-count="40" meta:word-count="109" meta:character-count="717" meta:non-whitespace-character-count="645"/>
    <meta:generator>LibreOffice/6.0.3.2$Linux_X86_64 LibreOffice_project/00m0$Build-2</meta:generator>
  </office:meta>
</office:document-meta>
</file>